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.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c1b1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e120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5a9f9" officeooo:paragraph-rsid="0055a9f9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3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c7ce7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uk" fo:country="UA" fo:font-weight="normal" officeooo:rsid="0051a0c8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officeooo:rsid="00565029"/>
    </style:style>
    <style:style style:name="T23" style:family="text">
      <style:text-properties officeooo:rsid="00572bc7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1in" draw:visible-area-height="1.9791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2</text:span></text:p>
      <text:p text:style-name="P22"><text:span text:style-name="T11"><text:line-break/></text:span><text:span text:style-name="T3">з дисципліни «</text:span><text:span text:style-name="T4">Створення мобільного інтерфейсу на Flutter</text:span><text:span text:style-name="T13">»</text:span></text:p>
      <text:p text:style-name="P23"/>
      <text:p text:style-name="P32"><text:span text:style-name="T5">на тему: </text:span><text:span text:style-name="T6">«Ознайомитись з видами віджетів Flutter, використання вікон, що не зберігають стан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Створення мобільного інтерфейсу на Flutter</text:span><text:span text:style-name="T7">.</text:span></text:p>
      <text:p text:style-name="P16"><text:span text:style-name="T10">Мета.</text:span><text:span text:style-name="T7"> Ознайомитись з видами віджетів Flutter, використання вікон, що не зберігають стан.</text:span></text:p>
      <text:p text:style-name="P29">Завдання. <text:span text:style-name="T19">Створити мобільний додаток з використання вікон без стану. Вивести всі рішення для логічної задачі з ЛР1 у вигляді списку, надати користувачу можливість вибрати розмірність задачі.</text:span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190111184096">
          <table:table-cell table:style-name="Table1.A1" office:value-type="string">
            <text:p text:style-name="P20">№</text:p>
          </table:table-cell>
          <table:table-cell table:style-name="Table1.A1" office:value-type="string">
            <text:p text:style-name="P18">Задача</text:p>
          </table:table-cell>
          <table:table-cell table:style-name="Table1.A1" office:value-type="string">
            <text:p text:style-name="P18">Стиль програми</text:p>
          </table:table-cell>
          <table:table-cell table:style-name="Table1.D1" office:value-type="string">
            <text:p text:style-name="P18">Спосіб вирішення</text:p>
          </table:table-cell>
        </table:table-row>
        <table:table-row table:style-name="TableLine94190111082608"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8">Магічний квадрат</text:p>
          </table:table-cell>
          <table:table-cell table:style-name="Table1.A2" office:value-type="string">
            <text:p text:style-name="P18">Функціональний</text:p>
          </table:table-cell>
          <table:table-cell table:style-name="Table1.D2" office:value-type="string">
            <text:p text:style-name="P19">Дедукція</text:p>
          </table:table-cell>
        </table:table-row>
      </table:table>
      <text:p text:style-name="P15">Вивести всі рішення для логічної задачі, додатково можливість зміни розмірності n:</text:p>
      <text:list xml:id="list1514816131" text:style-name="L1">
        <text:list-item>
          <text:p text:style-name="P25">Магічний квадрат — це квадратна таблиця n*n, заповнена n^2 числами таким чином, що сума чисел у кожному рядку, кожному стовпчику і на обох діагоналях однакова, n=3.</text:p>
        </text:list-item>
      </text:list>
      <text:p text:style-name="P14">Стиль програми:</text:p>
      <text:list xml:id="list610352526" text:style-name="L2">
        <text:list-item>
          <text:p text:style-name="P26">Функціональний – використання генераторів, функціоналів.</text:p>
        </text:list-item>
      </text:list>
      <text:p text:style-name="P14">Спосіб вирішення:</text:p>
      <text:list xml:id="list323489779" text:style-name="L3">
        <text:list-item>
          <text:p text:style-name="P27">Дедукція, пошук від зворотного – генерація всіх можливих станів (перестановки списку) та відбір тих, що задовольняють умові.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tree/malloc-optimized/lr2" text:style-name="Internet_20_link" text:visited-style-name="Visited_20_Internet_20_Link"><text:span text:style-name="T17">ithub</text:span></text:a></text:p>
      <text:p text:style-name="P31"><text:span text:style-name="T20">Результати виконання програми. </text:span><text:a xlink:type="simple" xlink:href="https://www.youtube.com/shorts/7jeZxJeNUKk" text:style-name="Internet_20_link" text:visited-style-name="Visited_20_Internet_20_Link"><text:span text:style-name="T21">Youtube</text:span></text:a></text:p>
      <text:p text:style-name="P31"><text:span text:style-name="T21"/></text:p>
      <text:p text:style-name="P30">Висновки</text:p>
      <text:p text:style-name="P28">Фреймворк Flutter дозволяє розробляти нові компоненти(віджети) на основі вже існуючих. Цей фреймворк дещо схожий на ReactJS, <text:span text:style-name="T22">але він має унікальний спосіб роботи зі станом, який є більш узгодженим, але менше продуманим і через це виникає багато шаблонного коду. Вказану проблему частково вирішує бібліотека </text:span><text:span text:style-name="T23">flutter_hooks, яка є портом аналогічного функціоналу з ReactJ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3-15T08:51:09.260885369</dc:date>
    <meta:editing-duration>PT1H34M24S</meta:editing-duration>
    <meta:editing-cycles>67</meta:editing-cycles>
    <meta:generator>LibreOffice/7.2.5.2.0$Linux_X86_64 LibreOffice_project/20$Build-2</meta:generator>
    <meta:document-statistic meta:table-count="1" meta:image-count="0" meta:object-count="1" meta:page-count="2" meta:paragraph-count="35" meta:word-count="223" meta:character-count="1642" meta:non-whitespace-character-count="1447"/>
  </office:meta>
</office:document-meta>
</file>